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 style:mirror="horizontal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Evidencias2" table:style-name="ta1">
        <table:shapes>
          <draw:frame draw:z-index="1" draw:id="id0" draw:style-name="a0" draw:name="Imagen 1" svg:x="0.83333in" svg:y="0.41667in" svg:width="3.95512in" svg:height="2.14803in" style:rel-width="scale" style:rel-height="scale">
            <draw:image xlink:href="media/image1.jpeg" xlink:type="simple" xlink:show="embed" xlink:actuate="onLoad"/>
            <svg:title/>
            <svg:desc/>
          </draw:frame>
          <draw:frame draw:z-index="2" draw:id="id1" draw:style-name="a1" draw:name="Imagen 2" svg:x="5.09375in" svg:y="0.4375in" svg:width="3.98938in" svg:height="2.16667in" style:rel-width="scale" style:rel-height="scale">
            <draw:image xlink:href="media/image2.jpeg" xlink:type="simple" xlink:show="embed" xlink:actuate="onLoad"/>
            <svg:title/>
            <svg:desc/>
          </draw:frame>
          <draw:frame draw:z-index="3" draw:id="id2" draw:style-name="a2" draw:name="Imagen 3" svg:x="0.83333in" svg:y="2.91667in" svg:width="3.96496in" svg:height="2.15354in" style:rel-width="scale" style:rel-height="scale">
            <draw:image xlink:href="media/image3.jpeg" xlink:type="simple" xlink:show="embed" xlink:actuate="onLoad"/>
            <svg:title/>
            <svg:desc/>
          </draw:frame>
          <draw:frame draw:z-index="4" draw:id="id3" draw:style-name="a3" draw:name="Imagen 4" svg:x="5in" svg:y="2.91667in" svg:width="4.01299in" svg:height="2.17992in" style:rel-width="scale" style:rel-height="scale">
            <draw:image xlink:href="media/image4.jpeg" xlink:type="simple" xlink:show="embed" xlink:actuate="onLoad"/>
            <svg:title/>
            <svg:desc/>
          </draw:frame>
          <draw:frame draw:z-index="5" draw:id="id4" draw:style-name="a4" draw:name="Imagen 5" svg:x="0.83333in" svg:y="5.41667in" svg:width="4.09567in" svg:height="2.22441in" style:rel-width="scale" style:rel-height="scale">
            <draw:image xlink:href="media/image5.jpeg" xlink:type="simple" xlink:show="embed" xlink:actuate="onLoad"/>
            <svg:title/>
            <svg:desc/>
          </draw:frame>
          <draw:frame draw:z-index="6" draw:id="id5" draw:style-name="a5" draw:name="Imagen 6" svg:x="5in" svg:y="5.41667in" svg:width="4.28898in" svg:height="2.32953in" style:rel-width="scale" style:rel-height="scale">
            <draw:image xlink:href="media/image6.jpeg" xlink:type="simple" xlink:show="embed" xlink:actuate="onLoad"/>
            <svg:title/>
            <svg:desc/>
          </draw:frame>
          <draw:frame draw:z-index="7" draw:id="id6" draw:style-name="a6" draw:transform="translate(-2.04687in -1.11175in) rotate(-3.14159) translate(2.88021in 9.02842in)" draw:name="Imagen 7" svg:width="4.09375in" svg:height="2.2235in" style:rel-width="scale" style:rel-height="scale">
            <draw:image xlink:href="media/image7.jpeg" xlink:type="simple" xlink:show="embed" xlink:actuate="onLoad"/>
            <svg:title/>
            <svg:desc/>
          </draw:frame>
          <draw:frame draw:z-index="8" draw:id="id7" draw:style-name="a7" draw:name="Imagen 8" svg:x="5in" svg:y="7.91667in" svg:width="4.34375in" svg:height="2.35925in" style:rel-width="scale" style:rel-height="scale">
            <draw:image xlink:href="media/image8.jpeg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3">
            <text:p>OSCILOSCIPIO</text:p>
          </table:table-cell>
          <table:covered-table-cell table:number-columns-repeated="4"/>
          <table:table-cell office:value-type="string" table:number-columns-spanned="5" table:number-rows-spanned="1" table:style-name="ce3">
            <text:p>ANALIZADOR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percentage" office:value="0.2" table:style-name="ce2">
            <text:p>20%</text:p>
          </table:table-cell>
          <table:table-cell table:number-columns-repeated="16383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percentage" office:value="0.4" table:style-name="ce2">
            <text:p>40%</text:p>
          </table:table-cell>
          <table:table-cell table:number-columns-repeated="16383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percentage" office:value="0.6" table:style-name="ce2">
            <text:p>60%</text:p>
          </table:table-cell>
          <table:table-cell table:number-columns-repeated="16383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percentage" office:value="0.8" table:style-name="ce2">
            <text:p>80%</text:p>
          </table:table-cell>
          <table:table-cell table:number-columns-repeated="16383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Mauricio Rojas</meta:initial-creator>
    <dc:creator>JHONATAN FRANCO</dc:creator>
    <meta:creation-date>2023-02-07T17:12:02Z</meta:creation-date>
    <dc:date>2023-07-19T03:53:35Z</dc:date>
    <meta:editing-cycles>1</meta:editing-cycles>
    <meta:editing-duration>PT415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